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89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49.999999999931" calcext:value-type="float">
            <text:p>149.9999999999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99.9999999991283" calcext:value-type="float">
            <text:p>99.999999999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49.99999975" calcext:value-type="float">
            <text:p>116349.9999997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table:formula="of:=SUM([.E5]+[.E6])" office:value-type="float" office:value="249.999999999059" calcext:value-type="float">
            <text:p>249.9999999991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49.999999999931" calcext:value-type="float">
            <text:p>149.9999999999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99.9999999991283" calcext:value-type="float">
            <text:p>99.9999999991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49.999999999931" calcext:value-type="float">
            <text:p>149.9999999999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99.9999999991283" calcext:value-type="float">
            <text:p>99.9999999991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23:26:03.4275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04T00:06:21.676149000</dc:date>
    <meta:editing-duration>P1DT13H17M34S</meta:editing-duration>
    <meta:editing-cycles>12</meta:editing-cycles>
    <meta:generator>LibreOffice/4.4.5.2$MacOSX_X86_64 LibreOffice_project/a22f674fd25a3b6f45bdebf25400ed2adff0ff99</meta:generator>
    <meta:document-statistic meta:table-count="3" meta:cell-count="41" meta:object-count="0"/>
  </office:meta>
</office:document-meta>
</file>